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5.698in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5.698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center" style:justify-single-word="false">
        <style:tab-stops>
          <style:tab-stop style:position="5.698in"/>
        </style:tab-stops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style:font-style-asian="normal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SS-UP</text:p>
      <text:p text:style-name="P2">1) Earth and Space Science <text:span text:style-name="T1">Multiple Choice </text:span>What is the name of the atmosphere phenomenon in which temperatures in the Eastern Pacific Ocean lessen and the amount of rainfall rises?</text:p>
      <text:p text:style-name="P2"/>
      <text:p text:style-name="P2">W) Southern Pacific Climate Oscillation</text:p>
      <text:p text:style-name="P5">X) Eastern Pacific Climate Oscillation</text:p>
      <text:p text:style-name="P5">Y) <text:span text:style-name="T5">El N</text:span>i<text:bookmark text:name="firstHeading"/>ño</text:p>
      <text:p text:style-name="P5">Z) La Ni<text:bookmark text:name="firstHeading1"/>ña</text:p>
      <text:p text:style-name="P5"/>
      <text:p text:style-name="P5">ANSWER: Z) LA NI<text:bookmark text:name="firstHeading2"/>ÑA</text:p>
      <text:p text:style-name="P5"/>
      <text:p text:style-name="P6">TOSS-UP</text:p>
      <text:p text:style-name="P3">2) Earth and Space Science <text:span text:style-name="T1">Short Answer</text:span><text:span text:style-name="T4"> Which two of the following four is typical of a standard El Ni</text:span><text:bookmark text:name="firstHeading3"/><text:span text:style-name="T4">ño?</text:span></text:p>
      <text:p text:style-name="P2"/>
      <text:p text:style-name="P2">1: Rise in pressure over the Indian Ocean</text:p>
      <text:p text:style-name="P2">2: Rise in pressure over the eastern Pacific Ocean</text:p>
      <text:p text:style-name="P2">3: Droughts in the western Pacific</text:p>
      <text:p text:style-name="P2">4: Extensive rainfall in the Indian Ocean</text:p>
      <text:p text:style-name="P2"/>
      <text:p text:style-name="P2">ANSWER: '1 and 3'</text:p>
      <text:p text:style-name="P2"/>
      <text:p text:style-name="P1">TOSS-UP</text:p>
      <text:p text:style-name="P5"><text:span text:style-name="T5">3) Earth and Space Science </text:span><text:span text:style-name="T2">Short Answer </text:span><text:span text:style-name="T5">What is the name of the most geologically active object in the Solar System?</text:span></text:p>
      <text:p text:style-name="P2"/>
      <text:p text:style-name="P2">ANSWER: IO</text:p>
      <text:p text:style-name="P5"/>
      <text:p text:style-name="P6">TOSS-UP</text:p>
      <text:p text:style-name="P3">4) Earth and Space Science <text:span text:style-name="T1">Short Answer</text:span><text:span text:style-name="T4"> Rank the following Solar System objects from largest to smallest: Mercury, Mars, the Moon, Ganymede.</text:span></text:p>
      <text:p text:style-name="P2"/>
      <text:p text:style-name="P2">ANSWER: MARS, GANYMEDE, MERCURY, THE MOON</text:p>
      <text:p text:style-name="P2"/>
      <text:p text:style-name="P1">TOSS-UP</text:p>
      <text:p text:style-name="P5"><text:span text:style-name="T5">5) Earth and Space Science </text:span><text:span text:style-name="T3">Multiple Choice </text:span><text:span text:style-name="T5">Which of the following is the country with the most wetland area in the world and contains over one quarter of the world's wetlands?</text:span></text:p>
      <text:p text:style-name="P2"/>
      <text:p text:style-name="P2">W) Russia</text:p>
      <text:p text:style-name="P2">X) Canada</text:p>
      <text:p text:style-name="P2">Y) Brazil</text:p>
      <text:p text:style-name="P2">Z) Sweden</text:p>
      <text:p text:style-name="P2"/>
      <text:p text:style-name="P2">ANSWER: X) CANADA</text:p>
      <text:p text:style-name="P5"/>
      <text:p text:style-name="P5"/>
      <text:p text:style-name="P5"/>
      <text:p text:style-name="P5"/>
      <text:p text:style-name="P5"/>
      <text:p text:style-name="P6"><text:soft-page-break/>TOSS-UP</text:p>
      <text:p text:style-name="P3">6) Earth and Space Science <text:span text:style-name="T1">Short Answer </text:span><text:span text:style-name="T4">What is the name of a type of wetland that consists of acidic, organic, dead plant material including mosses and lichens?</text:span></text:p>
      <text:p text:style-name="P2"/>
      <text:p text:style-name="P2">ANSWER: BOG, QUAGMIRE, OR MIRE</text:p>
      <text:p text:style-name="P3"/>
      <text:p text:style-name="P1">TOSS-UP</text:p>
      <text:p text:style-name="P5"><text:span text:style-name="T5">7) Earth and Space Science </text:span><text:span text:style-name="T2">Short Answer</text:span><text:span text:style-name="T5"> What is the name of the longest canyon in the solar system that is approximately 2500 miles in length?</text:span></text:p>
      <text:p text:style-name="P2"/>
      <text:p text:style-name="P2">ANSWER: VALLES MARINERIS (ACCEPT: MARINER VALLEY)</text:p>
      <text:p text:style-name="P5"/>
      <text:p text:style-name="P6">TOSS-UP</text:p>
      <text:p text:style-name="P3">8) Earth and Space Science <text:span text:style-name="T1">Multiple Choice</text:span><text:span text:style-name="T4"> What was the first rover to successfully land on Mars, and what country was it sent from?</text:span></text:p>
      <text:p text:style-name="P2"/>
      <text:p text:style-name="P2">W) Sojourner, USA</text:p>
      <text:p text:style-name="P2">X) Spirit, USA</text:p>
      <text:p text:style-name="P2">Y) Mars 2, USSR</text:p>
      <text:p text:style-name="P2">Z) Mars 3, USSR</text:p>
      <text:p text:style-name="P2"><text:line-break/>ANSWER: Z) MARS 3, USSR</text:p>
      <text:p text:style-name="P2"/>
      <text:p text:style-name="P1">TOSS-UP</text:p>
      <text:p text:style-name="P5"><text:span text:style-name="T5">9) Earth and Space Science </text:span><text:span text:style-name="T2">Multiple Choice</text:span><text:span text:style-name="T5"> Which of the following is a basin or depression that occurs in a glaciated valley due to ice being buried in the ground and then melting?</text:span></text:p>
      <text:p text:style-name="P5"><text:span text:style-name="T5"/></text:p>
      <text:p text:style-name="P5"><text:span text:style-name="T5">W) Drumlin</text:span></text:p>
      <text:p text:style-name="P5"><text:span text:style-name="T5">X) Kettle</text:span></text:p>
      <text:p text:style-name="P5"><text:span text:style-name="T5">Y) Esker</text:span></text:p>
      <text:p text:style-name="P5"><text:span text:style-name="T5">Z) Kame</text:span></text:p>
      <text:p text:style-name="P5"><text:span text:style-name="T5"/></text:p>
      <text:p text:style-name="P5"><text:span text:style-name="T5">ANSWER: X) KETTLE</text:span></text:p>
      <text:p text:style-name="P5"><text:span text:style-name="T5"/></text:p>
      <text:p text:style-name="P6">TOSS-UP</text:p>
      <text:p text:style-name="P3">10) Earth and Space Science <text:span text:style-name="T1">Short Answer </text:span><text:span text:style-name="T4">What is the name of the ridge formed by two valley glaciers when they coalesce?</text:span></text:p>
      <text:p text:style-name="P2"/>
      <text:p text:style-name="P2">ANSWER: MEDIAL MORAINE</text:p>
      <text:p text:style-name="P2"/>
      <text:p text:style-name="P1">TOSS-UP</text:p>
      <text:p text:style-name="P5"><text:span text:style-name="T5">11) Earth and Space Science </text:span><text:span text:style-name="T2">Multiple Choice</text:span><text:span text:style-name="T5"> Which of the following is NOT a type of solar oscillation?</text:span></text:p>
      <text:p text:style-name="P2"/>
      <text:p text:style-name="P2">W) P-mode, or acoustic</text:p>
      <text:p text:style-name="P2">X) G-mode, or gravity</text:p>
      <text:p text:style-name="P2">Y) S-mode, or standing</text:p>
      <text:p text:style-name="P2">Z) F-mode, or surface gravity</text:p>
      <text:p text:style-name="P2"/>
      <text:p text:style-name="P2"><text:soft-page-break/>ANSWER: Y) S-MODE OR STANDING</text:p>
      <text:p text:style-name="P2"/>
      <text:p text:style-name="P6">TOSS-UP</text:p>
      <text:p text:style-name="P3">12) Earth and Space Science <text:span text:style-name="T1">Multiple Choice </text:span><text:span text:style-name="T4">What is the name of the area between the sun's core and the sun's convective zone?</text:span></text:p>
      <text:p text:style-name="P2"/>
      <text:p text:style-name="P2">W) Radiative zone</text:p>
      <text:p text:style-name="P2">X) Chromosphere</text:p>
      <text:p text:style-name="P2">Y) Photosphere</text:p>
      <text:p text:style-name="P2">Z) Electromagnetic zone</text:p>
      <text:p text:style-name="P2"/>
      <text:p text:style-name="P2">ANSWER: W) RADIATIVE ZONE</text:p>
      <text:p text:style-name="P2"/>
      <text:p text:style-name="P1">TOSS-UP</text:p>
      <text:p text:style-name="P5"><text:span text:style-name="T5">13) Earth and Space Science </text:span><text:span text:style-name="T2">Multiple Choice </text:span><text:span text:style-name="T5">In gemology, which of the following is NOT something that you can use to identify a gem and its components?</text:span></text:p>
      <text:p text:style-name="P2"><text:line-break/>W) Refractive Index</text:p>
      <text:p text:style-name="P2">X) Luster</text:p>
      <text:p text:style-name="P2">Y) Specific Gravity</text:p>
      <text:p text:style-name="P2">Z) Spectroscopy</text:p>
      <text:p text:style-name="P2"><text:line-break/>ANSWER: X) LUSTER</text:p>
      <text:p text:style-name="P2"/>
      <text:p text:style-name="P6">TOSS-UP</text:p>
      <text:p text:style-name="P3">14) Earth and Space Science <text:span text:style-name="T1">Short Answer </text:span><text:span text:style-name="T4">Which of the following four minerals is harder than Quartz?</text:span></text:p>
      <text:p text:style-name="P2"/>
      <text:p text:style-name="P2">1: Topaz</text:p>
      <text:p text:style-name="P2">2: Apatite</text:p>
      <text:p text:style-name="P2">3: Orthoclase</text:p>
      <text:p text:style-name="P2">4: Corundum</text:p>
      <text:p text:style-name="P2"/>
      <text:p text:style-name="P2">ANSWER: '1 and 4'</text:p>
      <text:p text:style-name="P2"/>
      <text:p text:style-name="P1">TOSS-UP</text:p>
      <text:p text:style-name="P5"><text:span text:style-name="T5">15) Earth and Space Science </text:span><text:span text:style-name="T2">Short Answer </text:span><text:span text:style-name="T5">The Big Dipper is an example of what type of astronomical pattern of stars?</text:span></text:p>
      <text:p text:style-name="P2"/>
      <text:p text:style-name="P2">ANSWER: ASTERISM (DO NOT ACCEPT CONSTELLATION)</text:p>
      <text:p text:style-name="P2"/>
      <text:p text:style-name="P6">TOSS-UP</text:p>
      <text:p text:style-name="P3">16) Earth and Space Science <text:span text:style-name="T1">Short Answer</text:span><text:span text:style-name="T4"> Which of the following four constellations is visible in the Northern Hemisphere during September?</text:span></text:p>
      <text:p text:style-name="P2"/>
      <text:p text:style-name="P2">1: Taurus</text:p>
      <text:p text:style-name="P2">2: Capricornus</text:p>
      <text:p text:style-name="P2">3: Gemini</text:p>
      <text:p text:style-name="P2">4: Aquarius</text:p>
      <text:p text:style-name="P2"/>
      <text:p text:style-name="P2"><text:soft-page-break/>ANSWER: '2 only' OR 'Capricornus'</text:p>
      <text:p text:style-name="P2"/>
      <text:p text:style-name="P1">TOSS-UP</text:p>
      <text:p text:style-name="P5"><text:span text:style-name="T5">17) Earth and Space Science </text:span><text:span text:style-name="T2">Multiple Choice </text:span><text:span text:style-name="T5">Which of the following stages of the hydrologic cycle is the movement of water through the atmosphere and is responsible for the movement of evaporated ocean water to land?</text:span></text:p>
      <text:p text:style-name="P2"/>
      <text:p text:style-name="P2">W) Transpiration</text:p>
      <text:p text:style-name="P2">X) Condensation</text:p>
      <text:p text:style-name="P2">Y) Advection</text:p>
      <text:p text:style-name="P2">Z) Precipitation</text:p>
      <text:p text:style-name="P2"/>
      <text:p text:style-name="P2">ANSWER: Y) ADVECTION</text:p>
      <text:p text:style-name="P2"/>
      <text:p text:style-name="P6">TOSS-UP</text:p>
      <text:p text:style-name="P3">18) Earth and Space Science <text:span text:style-name="T1">Multiple Choice</text:span><text:span text:style-name="T4"> On average, how long would it take for any given water molecule in the Earth's atmosphere to condense and precipitate to the earth?</text:span></text:p>
      <text:p text:style-name="P2"/>
      <text:p text:style-name="P2">W) About an hour</text:p>
      <text:p text:style-name="P2">X) About a day</text:p>
      <text:p text:style-name="P2">Y) About ten days</text:p>
      <text:p text:style-name="P2">Z) About a month</text:p>
      <text:p text:style-name="P2"/>
      <text:p text:style-name="P2">ANSWER: Y) ABOUT TEN DAYS</text:p>
      <text:p text:style-name="P2"/>
      <text:p text:style-name="P1">TOSS-UP</text:p>
      <text:p text:style-name="P5"><text:span text:style-name="T5">19) Earth and Space Science </text:span><text:span text:style-name="T2">Multiple Choice</text:span><text:span text:style-name="T5"> Which of the following elements is NOT formed in a star after all of its hydrogen is depleted due to fusion?</text:span></text:p>
      <text:p text:style-name="P2"/>
      <text:p text:style-name="P2">W) Lithium-6</text:p>
      <text:p text:style-name="P2">X) Beryllium-8</text:p>
      <text:p text:style-name="P2">Y) Carbon-12</text:p>
      <text:p text:style-name="P2">Z) Oxygen-16</text:p>
      <text:p text:style-name="P2"><text:line-break/>ANSWER: W) LITHIUM-6</text:p>
      <text:p text:style-name="P2"/>
      <text:p text:style-name="P6">TOSS-UP</text:p>
      <text:p text:style-name="P4">20) Earth and Space Science <text:span text:style-name="T1">Short Answer </text:span><text:span text:style-name="T4">What type of star could have a spectral type of G5 and a luminosity equal to 100 times the sun's? Give both its name and its luminosity class (II, III, IV, etc.).</text:span></text:p>
      <text:p text:style-name="P8"/>
      <text:p text:style-name="P8">ANSWER: CLASS III GIANT STAR</text:p>
      <text:p text:style-name="P8"/>
      <text:p text:style-name="P1">TOSS-UP</text:p>
      <text:p text:style-name="P5"><text:span text:style-name="T5">21) Earth and Space Science </text:span><text:span text:style-name="T2">Short Answer </text:span><text:span text:style-name="T5">What is the name of the visible phenomenon that occurs in the Antarctic regions due to solar flares and geomagnetic storms?</text:span></text:p>
      <text:p text:style-name="P2"/>
      <text:p text:style-name="P2">ANSWER: AURORA</text:p>
      <text:p text:style-name="P2"/>
      <text:p text:style-name="P6">TOSS-UP</text:p>
      <text:p text:style-name="P4"><text:soft-page-break/>22) Earth and Space Science <text:span text:style-name="T1">Multiple Choice </text:span><text:span text:style-name="T4">The OUTER Van Allen radiation belt contains most of which of the following subatomic particles?</text:span></text:p>
      <text:p text:style-name="P8"/>
      <text:p text:style-name="P8">W) neutrinos</text:p>
      <text:p text:style-name="P8">X) photons</text:p>
      <text:p text:style-name="P8">Y) protons</text:p>
      <text:p text:style-name="P8">Z) electrons</text:p>
      <text:p text:style-name="P8"/>
      <text:p text:style-name="P8">ANSWER: Z) ELECTRONS</text:p>
      <text:p text:style-name="P8"/>
      <text:p text:style-name="P9">TOSS-UP</text:p>
      <text:p text:style-name="P8">23) Earth and Space Science <text:span text:style-name="T1">Multiple Choice </text:span>What is the name of the type of crescent-shaped dune where its tips point downwind?</text:p>
      <text:p text:style-name="P8"/>
      <text:p text:style-name="P8">W) Parabolic</text:p>
      <text:p text:style-name="P8">X) Moon-shaped</text:p>
      <text:p text:style-name="P8">Y) Transverse</text:p>
      <text:p text:style-name="P8">Z) Barchan</text:p>
      <text:p text:style-name="P8"/>
      <text:p text:style-name="P8">ANSWER: Z) BARCHAN</text:p>
      <text:p text:style-name="P8"/>
      <text:p text:style-name="P9">TOSS-UP</text:p>
      <text:p text:style-name="P8">24) Earth and Space Science <text:span text:style-name="T1">Short Answer </text:span>What is the name for the type of dune created when wind directions are highly variable?</text:p>
      <text:p text:style-name="P8"/>
      <text:p text:style-name="P8">ANSWER: STAR DUNES</text:p>
      <text:p text:style-name="P8"/>
      <text:p text:style-name="P9">TOSS-UP</text:p>
      <text:p text:style-name="P8">25) Earth and Space Science <text:span text:style-name="T1">Short Answer </text:span>What is the name of large accumulations of windblown silt, most commonly found in China?</text:p>
      <text:p text:style-name="P8"/>
      <text:p text:style-name="P8">ANSWER: LOE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 Kempster</meta:initial-creator>
    <meta:creation-date>2011-08-15T15:30:11.23</meta:creation-date>
    <dc:date>2011-11-25T12:26:52.62</dc:date>
    <dc:creator>Matt Kempster</dc:creator>
    <meta:editing-duration>PT117H05M18S</meta:editing-duration>
    <meta:editing-cycles>4</meta:editing-cycles>
    <meta:generator>OpenOffice.org/3.1$Win32 OpenOffice.org_project/310m19$Build-9420</meta:generator>
    <meta:document-statistic meta:table-count="0" meta:image-count="0" meta:object-count="0" meta:page-count="5" meta:paragraph-count="135" meta:word-count="933" meta:character-count="5353"/>
  </office:meta>
</office:document-meta>
</file>